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0d595" officeooo:paragraph-rsid="0010d595"/>
    </style:style>
    <style:style style:name="P2" style:family="paragraph" style:parent-style-name="Standard">
      <style:paragraph-properties fo:text-align="center" style:justify-single-word="false"/>
      <style:text-properties officeooo:rsid="0010d595" officeooo:paragraph-rsid="0010d595"/>
    </style:style>
    <style:style style:name="P3" style:family="paragraph" style:parent-style-name="Standard">
      <style:text-properties style:font-name="Liberation Serif" fo:font-size="12pt" officeooo:paragraph-rsid="0010d595" style:font-size-asian="12pt" style:font-size-complex="12pt"/>
    </style:style>
    <style:style style:name="P4" style:family="paragraph" style:parent-style-name="Standard">
      <style:paragraph-properties fo:orphans="0" fo:widows="0"/>
      <style:text-properties style:font-name="Liberation Serif" fo:font-size="12pt" officeooo:paragraph-rsid="0010d59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0d595" officeooo:paragraph-rsid="0010d59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2c0b9" officeooo:paragraph-rsid="0012c0b9" style:font-size-asian="12pt" style:font-size-complex="12pt"/>
    </style:style>
    <style:style style:name="T1" style:family="text">
      <style:text-properties style:font-name-complex="Times New Roman"/>
    </style:style>
    <style:style style:name="T2" style:family="text">
      <style:text-properties officeooo:rsid="0012c0b9"/>
    </style:style>
    <style:style style:name="T3" style:family="text">
      <style:text-properties officeooo:rsid="0013a931"/>
    </style:style>
    <style:style style:name="T4" style:family="text">
      <style:text-properties officeooo:rsid="001598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tlett, Tyler</text:p>
      <text:p text:style-name="P1">April 22, 2019</text:p>
      <text:p text:style-name="P1">CS 365 – Operating Systems</text:p>
      <text:p text:style-name="P1"/>
      <text:p text:style-name="P2">Homework Assignment 1: Chapter 2</text:p>
      <text:p text:style-name="P2"/>
      <text:p text:style-name="P3">2.1 What is the purpose of system calls?</text:p>
      <text:p text:style-name="P3">2.2 What are the five major activities of an operating system with regard to process management?</text:p>
      <text:p text:style-name="P3">2.13 Describe three general methods for passing parameters to the operating system.</text:p>
      <text:p text:style-name="P4"><text:span text:style-name="T1">2.18 What are the two models of interprocess communication? What are the </text:span><text:bookmark text:name="_GoBack"/><text:span text:style-name="T1">strengths and weaknesses of the two approaches?</text:span></text:p>
      <text:p text:style-name="P4">2.21 <text:span text:style-name="T1">What is the main advantage of the microkernel approach to system design? How do user programs and system services interact in a microkernel architecture? What are the disadvantages of using the microkernel approach?</text:span></text:p>
      <text:p text:style-name="P5"/>
      <text:p text:style-name="P5"/>
      <text:p text:style-name="P5">2.1.<text:tab/>System calls provide an interface to the services made available by an operating system and can <text:tab/>be grouped roughly into six major categories: process control, file manipulation, device <text:tab/>manipulation, information maintenance, communications, and protection.</text:p>
      <text:p text:style-name="P5"/>
      <text:p text:style-name="P5">2.2.<text:tab/><text:span text:style-name="T2">Process creation/deletion, process suspension/resumption, process synchronization, process <text:tab/>communication, and deadlock handling.</text:span></text:p>
      <text:p text:style-name="P5"/>
      <text:p text:style-name="P6">2.13.<text:tab/>Passing parameters directly through registers, storing parameters in a block or table in memory <text:tab/>and the passing the address of the block through a register, and parameters also can be pushed <text:tab/>onto the stack by the <text:tab/>program and popped off the stack by the operating system.</text:p>
      <text:p text:style-name="P6"/>
      <text:p text:style-name="P6">2.18.<text:tab/><text:span text:style-name="T3">Message-parsing model (MPM) and shared-memory model (SMM). Pros of MPM: useful for <text:tab/>exchanging </text:span>smaller amounts of data, because no conflicts need be avoided. It is also easier to <text:tab/>implement than is <text:span text:style-name="T3">SMM</text:span> for <text:span text:style-name="T4">inter-computer</text:span> communication. <text:span text:style-name="T3">Pros of SMM: allows maximum s<text:tab/>peed and convenience of communication, since it </text:span>can be done at memory transfer speeds when <text:tab/>it takes place within a computer. <text:span text:style-name="T3">Cons of SMM: problems exist, however, in the areas of <text:tab/>protection and synchronization </text:span>between the processes sharing memory.</text:p>
      <text:p text:style-name="P6"/>
      <text:p text:style-name="P6">2.21. <text:tab/><text:span text:style-name="T3">M</text:span>icrokernel approach structures the operating system by removing all nonessential components <text:tab/>from the kernel and implementing them as system and user-level programs result<text:span text:style-name="T3">ing in</text:span> a smaller <text:tab/>kerne<text:span text:style-name="T3">l. The client program and service communicate indirectly by exchanging messages with <text:tab/>the </text:span>microkernel. <text:span text:style-name="T4">Advantages: All new services are added to user space and </text:span>consequently do not <text:tab/>require modification of the kernel, <text:span text:style-name="T4">t</text:span>he operating system is easier to port from one hardware <text:tab/>design to another, <text:span text:style-name="T4">and t</text:span>he microkernel <text:span text:style-name="T4">p</text:span>rovides more security and reliability, since most <text:tab/>services are running as user—rather than kernel— processes, <text:span text:style-name="T4">i</text:span>f a service fails, the rest of the <text:tab/>operating system remains untou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3:01:05.217065552</meta:creation-date>
    <dc:date>2019-04-22T23:46:25.462101144</dc:date>
    <meta:editing-duration>PT9M8S</meta:editing-duration>
    <meta:editing-cycles>1</meta:editing-cycles>
    <meta:document-statistic meta:table-count="0" meta:image-count="0" meta:object-count="0" meta:page-count="1" meta:paragraph-count="14" meta:word-count="381" meta:character-count="2542" meta:non-whitespace-character-count="2157"/>
    <meta:generator>LibreOffice/6.0.7.3$Linux_X86_64 LibreOffice_project/00m0$Build-3</meta:generator>
  </office:meta>
</office:document-meta>
</file>